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6cm" fo:min-width="3.10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98cm" fo:min-width="3.10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0.75cm" fo:min-width="1.5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cm" svg:x="8.7cm" svg:y="1.2cm">
          <text:p text:style-name="P1">Lo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9" draw:id="id9" draw:layer="layout" svg:width="4cm" svg:height="2cm" svg:x="8.3cm" svg:y="2.7cm">
          <text:p text:style-name="P2">Traking = tru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10" draw:id="id10" draw:layer="layout" svg:width="4cm" svg:height="1cm" svg:x="8.3cm" svg:y="5.6cm">
          <text:p text:style-name="P2">Start Track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cm" svg:height="1.2cm" svg:x="8.3cm" svg:y="27.1cm">
          <text:p text:style-name="P1">Loop retur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4" draw:id="id14" draw:layer="layout" svg:width="4cm" svg:height="2cm" svg:x="8.3cm" svg:y="8.9cm">
          <text:p text:style-name="P2">Rewind = tru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15" draw:id="id15" draw:layer="layout" svg:width="4cm" svg:height="1cm" svg:x="8.3cm" svg:y="11.1cm">
          <text:p text:style-name="P2">Rewin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4cm" svg:height="2cm" svg:x="8.3cm" svg:y="20.5cm">
          <text:p text:style-name="P2">RewButton<text:line-break/>pres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6" draw:id="id6" draw:layer="layout" svg:width="4cm" svg:height="1cm" svg:x="8.3cm" svg:y="22.8cm">
          <text:p text:style-name="P2">Set Rewind spe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4cm" svg:height="1cm" svg:x="8.3cm" svg:y="24cm">
          <text:p text:style-name="P2"><text:span text:style-name="T1">Set Tracking fal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8" draw:id="id8" draw:layer="layout" svg:width="4cm" svg:height="1cm" svg:x="8.3cm" svg:y="25.3cm">
          <text:p text:style-name="P2"><text:span text:style-name="T1">Set Rewind 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" draw:id="id1" draw:layer="layout" svg:width="4cm" svg:height="2cm" svg:x="8.3cm" svg:y="13.3cm">
          <text:p text:style-name="P2">TrackingButton<text:line-break/>pres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2" draw:id="id2" draw:layer="layout" svg:width="4cm" svg:height="1cm" svg:x="8.3cm" svg:y="15.6cm">
          <text:p text:style-name="P2">Set Tracking spe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4cm" svg:height="1cm" svg:x="8.3cm" svg:y="17.1cm">
          <text:p text:style-name="P2"><text:span text:style-name="T1">Toggle Tracking</text:span><text:span text:style-name="T1"><text:line-break/></text:span><text:span text:style-name="T1">(Delay toggl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4cm" svg:height="1cm" svg:x="8.3cm" svg:y="18.5cm">
          <text:p text:style-name="P2"><text:span text:style-name="T1">Set Rewind fal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2" draw:id="id12" draw:layer="layout" svg:width="4cm" svg:height="1cm" svg:x="8.3cm" svg:y="7.1cm">
          <text:p text:style-name="P2">Set Tracking L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1" draw:id="id11" draw:layer="layout" svg:width="4cm" svg:height="1cm" svg:x="12.4cm" svg:y="5.6cm">
          <text:p text:style-name="P2">Stop Track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0.3cm" svg:y1="15.3cm" svg:x2="10.3cm" svg:y2="15.6cm" draw:start-shape="id1" draw:start-glue-point="6" draw:end-shape="id2" draw:end-glue-point="4" svg:d="M10300 15300v300" svg:viewBox="0 0 1 301">
          <text:p/>
        </draw:connector>
        <draw:connector draw:style-name="gr6" draw:text-style-name="P1" draw:layer="layout" svg:x1="10.3cm" svg:y1="17.1cm" svg:x2="10.3cm" svg:y2="17.1cm" draw:start-shape="id3" draw:start-glue-point="4" draw:end-shape="id3" draw:end-glue-point="4" svg:d="M10300 17100z" svg:viewBox="0 0 1 1">
          <text:p/>
        </draw:connector>
        <draw:connector draw:style-name="gr6" draw:text-style-name="P1" xml:id="id16" draw:id="id16" draw:layer="layout" svg:x1="10.3cm" svg:y1="19.5cm" svg:x2="10.3cm" svg:y2="20.5cm" draw:start-shape="id4" draw:start-glue-point="6" draw:end-shape="id5" draw:end-glue-point="4" svg:d="M10300 19500v1000" svg:viewBox="0 0 1 1001">
          <text:p/>
        </draw:connector>
        <draw:connector draw:style-name="gr6" draw:text-style-name="P1" draw:layer="layout" svg:x1="10.3cm" svg:y1="22.5cm" svg:x2="10.3cm" svg:y2="22.8cm" draw:start-shape="id5" draw:start-glue-point="6" draw:end-shape="id6" draw:end-glue-point="4" svg:d="M10300 22500v300" svg:viewBox="0 0 1 301">
          <text:p/>
        </draw:connector>
        <draw:connector draw:style-name="gr6" draw:text-style-name="P1" draw:layer="layout" svg:x1="10.3cm" svg:y1="23.8cm" svg:x2="10.3cm" svg:y2="24cm" draw:start-shape="id6" draw:start-glue-point="6" draw:end-shape="id7" draw:end-glue-point="4" svg:d="M10300 23800v200" svg:viewBox="0 0 1 201">
          <text:p/>
        </draw:connector>
        <draw:connector draw:style-name="gr6" draw:text-style-name="P1" draw:layer="layout" svg:x1="10.3cm" svg:y1="25cm" svg:x2="10.3cm" svg:y2="25.3cm" draw:start-shape="id7" draw:start-glue-point="6" draw:end-shape="id8" draw:end-glue-point="4" svg:d="M10300 25000v300" svg:viewBox="0 0 1 301">
          <text:p/>
        </draw:connector>
        <draw:connector draw:style-name="gr6" draw:text-style-name="P1" draw:layer="layout" svg:x1="10.3cm" svg:y1="4.7cm" svg:x2="10.3cm" svg:y2="5.6cm" draw:start-shape="id9" draw:start-glue-point="6" draw:end-shape="id10" draw:end-glue-point="4" svg:d="M10300 4700v900" svg:viewBox="0 0 1 901">
          <text:p/>
        </draw:connector>
        <draw:connector draw:style-name="gr6" draw:text-style-name="P1" draw:layer="layout" svg:x1="12.3cm" svg:y1="3.7cm" svg:x2="14.4cm" svg:y2="5.6cm" draw:start-shape="id9" draw:start-glue-point="7" draw:end-shape="id11" draw:end-glue-point="4" svg:d="M12300 3700h2100v1900" svg:viewBox="0 0 2101 1901">
          <text:p/>
        </draw:connector>
        <draw:connector draw:style-name="gr6" draw:text-style-name="P1" draw:layer="layout" svg:x1="10.3cm" svg:y1="6.6cm" svg:x2="10.3cm" svg:y2="7.1cm" draw:start-shape="id10" draw:start-glue-point="6" draw:end-shape="id12" draw:end-glue-point="4" svg:d="M10300 6600v500" svg:viewBox="0 0 1 501">
          <text:p/>
        </draw:connector>
        <draw:custom-shape draw:style-name="gr3" draw:text-style-name="P2" xml:id="id13" draw:id="id13" draw:layer="layout" svg:width="4cm" svg:height="1cm" svg:x="12.4cm" svg:y="7.1cm">
          <text:p text:style-name="P2">Unset Tracking L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4.4cm" svg:y1="6.6cm" svg:x2="14.4cm" svg:y2="7.1cm" draw:start-shape="id11" draw:start-glue-point="6" draw:end-shape="id13" draw:end-glue-point="4" svg:d="M14400 6600v500" svg:viewBox="0 0 1 501">
          <text:p/>
        </draw:connector>
        <draw:connector draw:style-name="gr6" draw:text-style-name="P1" draw:layer="layout" svg:x1="10.3cm" svg:y1="8.1cm" svg:x2="10.3cm" svg:y2="8.9cm" draw:start-shape="id12" draw:start-glue-point="6" draw:end-shape="id14" draw:end-glue-point="4" svg:d="M10300 8100v800" svg:viewBox="0 0 1 801">
          <text:p/>
        </draw:connector>
        <draw:connector draw:style-name="gr6" draw:text-style-name="P1" draw:layer="layout" svg:x1="10.3cm" svg:y1="10.9cm" svg:x2="10.3cm" svg:y2="11.1cm" draw:start-shape="id14" draw:start-glue-point="6" draw:end-shape="id15" draw:end-glue-point="4" svg:d="M10300 10900v200" svg:viewBox="0 0 1 201">
          <text:p/>
        </draw:connector>
        <draw:connector draw:style-name="gr6" draw:text-style-name="P1" draw:layer="layout" svg:x1="10.3cm" svg:y1="12.1cm" svg:x2="10.3cm" svg:y2="13.3cm" draw:start-shape="id15" draw:start-glue-point="6" draw:end-shape="id1" draw:end-glue-point="4" svg:d="M10300 12100v1200" svg:viewBox="0 0 1 1201">
          <text:p/>
        </draw:connector>
        <draw:connector draw:style-name="gr6" draw:text-style-name="P1" draw:layer="layout" svg:x1="10.3cm" svg:y1="18.1cm" svg:x2="10.3cm" svg:y2="18.5cm" draw:start-shape="id3" draw:start-glue-point="6" draw:end-shape="id4" draw:end-glue-point="4" svg:d="M10300 18100v400" svg:viewBox="0 0 1 401">
          <text:p/>
        </draw:connector>
        <draw:connector draw:style-name="gr6" draw:text-style-name="P1" draw:layer="layout" draw:line-skew="0.899cm" svg:x1="12.3cm" svg:y1="14.3cm" svg:x2="10.3cm" svg:y2="20.1cm" draw:start-shape="id1" draw:start-glue-point="7" draw:end-shape="id16" draw:end-glue-point="0" svg:d="M12300 14300h1400v5800h-3400" svg:viewBox="0 0 3401 5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16T22:18:11.619647497</meta:creation-date>
    <dc:date>2020-06-16T23:15:07.010642304</dc:date>
    <meta:editing-duration>PT25M41S</meta:editing-duration>
    <meta:editing-cycles>6</meta:editing-cycles>
    <meta:generator>LibreOffice/6.3.5.2$Linux_X86_64 LibreOffice_project/30$Build-2</meta:generator>
    <meta:document-statistic meta:object-count="32"/>
  </office:meta>
</office:document-meta>
</file>